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9e4" officeooo:paragraph-rsid="000d09e4"/>
    </style:style>
    <style:style style:name="P2" style:family="paragraph" style:parent-style-name="Standard">
      <style:paragraph-properties fo:text-align="justify" style:justify-single-word="false"/>
      <style:text-properties officeooo:rsid="000d09e4" officeooo:paragraph-rsid="000d09e4"/>
    </style:style>
    <style:style style:name="P3" style:family="paragraph" style:parent-style-name="Standard">
      <style:paragraph-properties fo:text-align="justify" style:justify-single-word="false"/>
      <style:text-properties officeooo:rsid="000ddecf" officeooo:paragraph-rsid="000ddecf"/>
    </style:style>
    <style:style style:name="T1" style:family="text">
      <style:text-properties officeooo:rsid="000dd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новление пакета Alise по состоянию на 17.11.2022</text:p>
      <text:p text:style-name="P1"/>
      <text:p text:style-name="P2">Исходные требования:</text:p>
      <text:p text:style-name="P2"><text:tab/>- канал связи по WinSCP с ЦКУ (АВ-ТУК-12);</text:p>
      <text:p text:style-name="P2"><text:tab/>- наличие пакета alise-x.y.zzz_armhf-ddd.deb.</text:p>
      <text:p text:style-name="P2"/>
      <text:p text:style-name="P2">Последовательность действий:</text:p>
      <text:p text:style-name="P2">1) Подключиться по каналу связи к АВ-ТУК-12 через WinSCP (root / se/7520a)</text:p>
      <text:p text:style-name="P2">2) Скопировать файл alise-x-y-zzz_armhf-ddd.deb в удалённый каталог /tmp</text:p>
      <text:p text:style-name="P2">3) Подключиться по каналу связи к АВ-ТУК-12 через PuTTY (терминал с теми же данными, что и в п. 1)</text:p>
      <text:p text:style-name="P2">4) <text:span text:style-name="T1">Перейти в каталог с дистрибутивом Alise:</text:span></text:p>
      <text:p text:style-name="P2"><text:tab/><text:span text:style-name="T1">cd /tmp</text:span></text:p>
      <text:p text:style-name="P3">5) Удалить старую версию Alise:</text:p>
      <text:p text:style-name="P3"><text:tab/>apt purge alise</text:p>
      <text:p text:style-name="P3"><text:s text:c="2"/>Если спросит, а уверены ли Вы, подтвердить (y)</text:p>
      <text:p text:style-name="P3">6) Установить новую версию Alise:</text:p>
      <text:p text:style-name="P3"><text:tab/>apt install ./alise-x-y-zzz_armhf-ddd.deb</text:p>
      <text:p text:style-name="P3"><text:s text:c="2"/>Чтобы не набивать полностью имя пакета, используйте клавишу Tab, которая позволит автодополнить имя</text:p>
      <text:p text:style-name="P3">7) Проверить работу Алисы по индикации светодиода и по прочим признакам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 </meta:initial-creator>
    <meta:creation-date>2022-11-17T18:17:55.536903235</meta:creation-date>
    <dc:date>2022-11-17T19:25:28.994276982</dc:date>
    <dc:creator>Anton </dc:creator>
    <meta:editing-duration>PT57M23S</meta:editing-duration>
    <meta:editing-cycles>1</meta:editing-cycles>
    <meta:document-statistic meta:table-count="0" meta:image-count="0" meta:object-count="0" meta:page-count="1" meta:paragraph-count="17" meta:word-count="119" meta:character-count="824" meta:non-whitespace-character-count="713"/>
    <meta:generator>LibreOffice/7.0.4.2$Linux_X86_64 LibreOffice_project/00$Build-2</meta:generator>
  </office:meta>
</office:document-meta>
</file>